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0AEAF144796FC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10" style:family="paragraph" style:parent-style-name="Heading_20_1">
      <style:paragraph-properties fo:line-height="110%"/>
      <style:text-properties fo:language="en" fo:country="GB"/>
    </style:style>
    <style:style style:name="P11" style:family="paragraph" style:parent-style-name="Footer">
      <style:text-properties fo:language="en" fo:country="GB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2"/>
    </style:style>
    <style:style style:name="T3" style:family="text">
      <style:text-properties fo:color="#4c4c4c" style:font-name="Times New Roman2" officeooo:rsid="002be605"/>
    </style:style>
    <style:style style:name="T4" style:family="text">
      <style:text-properties fo:color="#4c4c4c" officeooo:rsid="0023de15"/>
    </style:style>
    <style:style style:name="T5" style:family="text">
      <style:text-properties fo:color="#4c4c4c" officeooo:rsid="001b802b"/>
    </style:style>
    <style:style style:name="T6" style:family="text">
      <style:text-properties fo:color="#4c4c4c" officeooo:rsid="0045b0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377e" style:font-weight-asian="bold" style:font-weight-complex="bold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bold" officeooo:rsid="002122b2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377e" style:font-weight-asian="normal" style:font-weight-complex="normal"/>
    </style:style>
    <style:style style:name="T13" style:family="text">
      <style:text-properties fo:font-weight="normal" officeooo:rsid="0010c07c" style:font-weight-asian="normal" style:font-weight-complex="normal"/>
    </style:style>
    <style:style style:name="T14" style:family="text">
      <style:text-properties fo:font-weight="normal" officeooo:rsid="00167aa8" style:font-weight-asian="normal" style:font-weight-complex="normal"/>
    </style:style>
    <style:style style:name="T15" style:family="text">
      <style:text-properties officeooo:rsid="00167aa8"/>
    </style:style>
    <style:style style:name="T16" style:family="text">
      <style:text-properties officeooo:rsid="002122b2"/>
    </style:style>
    <style:style style:name="T17" style:family="text">
      <style:text-properties officeooo:rsid="00205435"/>
    </style:style>
    <style:style style:name="T18" style:family="text">
      <style:text-properties officeooo:rsid="000773a3"/>
    </style:style>
    <style:style style:name="T19" style:family="text">
      <style:text-properties officeooo:rsid="002a2fad"/>
    </style:style>
    <style:style style:name="T20" style:family="text">
      <style:text-properties officeooo:rsid="000f9681"/>
    </style:style>
    <style:style style:name="T21" style:family="text">
      <style:text-properties officeooo:rsid="0010c07c"/>
    </style:style>
    <style:style style:name="T2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135ca"/>
    </style:style>
    <style:style style:name="T26" style:family="text">
      <style:text-properties officeooo:rsid="001c643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773a3" style:font-style-asian="normal" style:font-style-complex="normal"/>
    </style:style>
    <style:style style:name="T29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3" style:family="text">
      <style:text-properties officeooo:rsid="000dd52f"/>
    </style:style>
    <style:style style:name="T34" style:family="text">
      <style:text-properties officeooo:rsid="000e67c4"/>
    </style:style>
    <style:style style:name="T35" style:family="text">
      <style:text-properties officeooo:rsid="00115952"/>
    </style:style>
    <style:style style:name="T36" style:family="text">
      <style:text-properties officeooo:rsid="0017e2f7"/>
    </style:style>
    <style:style style:name="T37" style:family="text">
      <style:text-properties officeooo:rsid="001ccb36"/>
    </style:style>
    <style:style style:name="T38" style:family="text">
      <style:text-properties officeooo:rsid="001d9ce8"/>
    </style:style>
    <style:style style:name="T39" style:family="text">
      <style:text-properties style:font-name="Times New Roman1" fo:font-size="12pt" fo:font-weight="normal" style:font-weight-asian="normal" style:font-weight-complex="normal"/>
    </style:style>
    <style:style style:name="T40" style:family="text">
      <style:text-properties officeooo:rsid="00290314"/>
    </style:style>
    <style:style style:name="T41" style:family="text">
      <style:text-properties officeooo:rsid="000e8e9d"/>
    </style:style>
    <style:style style:name="T42" style:family="text">
      <style:text-properties officeooo:rsid="00304761"/>
    </style:style>
    <style:style style:name="T43" style:family="text">
      <style:text-properties officeooo:rsid="0012912f"/>
    </style:style>
    <style:style style:name="T44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560438674544" text:id="ct156043867454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33704304" text:id="ct156063370430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560633704784" text:id="ct1560633704784">
          <text:deletion>
            <office:change-info>
              <dc:creator>Unbekannter Autor</dc:creator>
              <dc:date>2015-08-13T12:23:00</dc:date>
            </office:change-info>
            <text:p text:style-name="P9"><text:span text:style-name="T8"><text:s/>under</text:span><text:span text:style-name="T12"> </text:span></text:p>
          </text:deletion>
        </text:changed-region>
        <text:changed-region xml:id="ct1560633691104" text:id="ct156063369110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1360" text:id="ct156065926136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560633699984" text:id="ct156063369998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9680" text:id="ct1560659259680">
          <text:deletion>
            <office:change-info>
              <dc:creator>Unbekannter Autor</dc:creator>
              <dc:date>2015-08-13T12:24:00</dc:date>
            </office:change-info>
            <text:p text:style-name="P1">D</text:p>
          </text:deletion>
        </text:changed-region>
        <text:changed-region xml:id="ct1560659261600" text:id="ct15606592616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691344" text:id="ct156063369134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2320" text:id="ct1560659262320">
          <text:deletion>
            <office:change-info>
              <dc:creator>Unbekannter Autor</dc:creator>
              <dc:date>2015-08-13T12:24:00</dc:date>
            </office:change-info>
            <text:p text:style-name="P1">L</text:p>
          </text:deletion>
        </text:changed-region>
        <text:changed-region xml:id="ct1560659257040" text:id="ct15606592570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692064" text:id="ct156063369206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8000" text:id="ct1560659258000">
          <text:deletion>
            <office:change-info>
              <dc:creator>Unbekannter Autor</dc:creator>
              <dc:date>2015-08-13T12:24:00</dc:date>
            </office:change-info>
            <text:p text:style-name="P1">C</text:p>
          </text:deletion>
        </text:changed-region>
        <text:changed-region xml:id="ct1560659261840" text:id="ct15606592618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694464" text:id="ct156063369446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8960" text:id="ct1560659258960">
          <text:deletion>
            <office:change-info>
              <dc:creator>Unbekannter Autor</dc:creator>
              <dc:date>2015-08-13T12:24:00</dc:date>
            </office:change-info>
            <text:p text:style-name="P1">M</text:p>
          </text:deletion>
        </text:changed-region>
        <text:changed-region xml:id="ct1560659264240" text:id="ct1560659264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694944" text:id="ct156063369494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2800" text:id="ct1560659262800">
          <text:deletion>
            <office:change-info>
              <dc:creator>Unbekannter Autor</dc:creator>
              <dc:date>2015-08-13T12:24:00</dc:date>
            </office:change-info>
            <text:p text:style-name="P1">D</text:p>
          </text:deletion>
        </text:changed-region>
        <text:changed-region xml:id="ct1560659262080" text:id="ct1560659262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700464" text:id="ct156063370046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2560" text:id="ct1560659262560">
          <text:deletion>
            <office:change-info>
              <dc:creator>Unbekannter Autor</dc:creator>
              <dc:date>2015-08-13T12:24:00</dc:date>
            </office:change-info>
            <text:p text:style-name="P1">M</text:p>
          </text:deletion>
        </text:changed-region>
        <text:changed-region xml:id="ct1560659260160" text:id="ct15606592601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33701424" text:id="ct156063370142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9200" text:id="ct1560659259200">
          <text:deletion>
            <office:change-info>
              <dc:creator>Unbekannter Autor</dc:creator>
              <dc:date>2015-08-13T12:24:00</dc:date>
            </office:change-info>
            <text:p text:style-name="P1">D</text:p>
          </text:deletion>
        </text:changed-region>
        <text:changed-region xml:id="ct1560659258240" text:id="ct1560659258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416024336" text:id="ct1560416024336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1120" text:id="ct1560659261120">
          <text:deletion>
            <office:change-info>
              <dc:creator>Unbekannter Autor</dc:creator>
              <dc:date>2015-08-13T12:24:00</dc:date>
            </office:change-info>
            <text:p text:style-name="P1">P</text:p>
          </text:deletion>
        </text:changed-region>
        <text:changed-region xml:id="ct1560659258480" text:id="ct15606592584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417236208" text:id="ct156041723620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4480" text:id="ct1560659264480">
          <text:deletion>
            <office:change-info>
              <dc:creator>Unbekannter Autor</dc:creator>
              <dc:date>2015-08-13T12:24:00</dc:date>
            </office:change-info>
            <text:p text:style-name="P1"><text:span text:style-name="T15">D</text:span></text:p>
          </text:deletion>
        </text:changed-region>
        <text:changed-region xml:id="ct1560659258720" text:id="ct15606592587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417239568" text:id="ct15604172395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3040" text:id="ct1560659263040">
          <text:deletion>
            <office:change-info>
              <dc:creator>Unbekannter Autor</dc:creator>
              <dc:date>2015-08-13T12:24:00</dc:date>
            </office:change-info>
            <text:p text:style-name="P1"><text:span text:style-name="T15">A</text:span></text:p>
          </text:deletion>
        </text:changed-region>
        <text:changed-region xml:id="ct1560659257760" text:id="ct15606592577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417238368" text:id="ct15604172383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3280" text:id="ct15606592632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59263520" text:id="ct1560659263520">
          <text:deletion>
            <office:change-info>
              <dc:creator>Unbekannter Autor</dc:creator>
              <dc:date>2015-08-13T12:25:00</dc:date>
            </office:change-info>
            <text:p text:style-name="P1"><text:span text:style-name="T16">es</text:span></text:p>
          </text:deletion>
        </text:changed-region>
        <text:changed-region xml:id="ct1560659263760" text:id="ct15606592637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417241728" text:id="ct156041724172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6800" text:id="ct1560659256800">
          <text:deletion>
            <office:change-info>
              <dc:creator>Unbekannter Autor</dc:creator>
              <dc:date>2015-08-13T12:25:00</dc:date>
            </office:change-info>
            <text:p text:style-name="P1">I</text:p>
          </text:deletion>
        </text:changed-region>
        <text:changed-region xml:id="ct1560659260400" text:id="ct15606592604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417244608" text:id="ct156041724460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57280" text:id="ct1560659257280">
          <text:deletion>
            <office:change-info>
              <dc:creator>Unbekannter Autor</dc:creator>
              <dc:date>2015-08-13T12:25:00</dc:date>
            </office:change-info>
            <text:p text:style-name="P1">R</text:p>
          </text:deletion>
        </text:changed-region>
        <text:changed-region xml:id="ct1560659257520" text:id="ct156065925752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417245088" text:id="ct156041724508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9260640" text:id="ct1560659260640">
          <text:deletion>
            <office:change-info>
              <dc:creator>Unbekannter Autor</dc:creator>
              <dc:date>2015-08-13T12:25:00</dc:date>
            </office:change-info>
            <text:p text:style-name="P1">adaptable</text:p>
          </text:deletion>
        </text:changed-region>
        <text:changed-region xml:id="ct1560659260880" text:id="ct15606592608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417235248" text:id="ct156041723524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578758240" text:id="ct1560578758240">
          <text:deletion>
            <office:change-info>
              <dc:creator>Unbekannter Autor</dc:creator>
              <dc:date>2020-10-16T16:51:20</dc:date>
            </office:change-info>
            <text:p text:style-name="P4"><text:span text:style-name="T17">9</text:span></text:p>
          </text:deletion>
        </text:changed-region>
        <text:changed-region xml:id="ct1560578755840" text:id="ct1560578755840">
          <text:deletion>
            <office:change-info>
              <dc:creator>Unbekannter Autor</dc:creator>
              <dc:date>2015-08-13T11:45:00</dc:date>
            </office:change-info>
            <text:p text:style-name="P4">4</text:p>
          </text:deletion>
        </text:changed-region>
        <text:changed-region xml:id="ct1560578758000" text:id="ct1560578758000">
          <text:deletion>
            <office:change-info>
              <dc:creator>Wiebke Oeltjen</dc:creator>
              <dc:date>2016-07-19T12:48:00</dc:date>
            </office:change-info>
            <text:p text:style-name="P4"><text:span text:style-name="T17">5</text:span></text:p>
          </text:deletion>
        </text:changed-region>
        <text:changed-region xml:id="ct1560578757760" text:id="ct1560578757760">
          <text:deletion>
            <office:change-info>
              <dc:creator>Wiebke Oeltjen</dc:creator>
              <dc:date>2019-11-11T12:15:52</dc:date>
            </office:change-info>
            <text:p text:style-name="P4">.0</text:p>
          </text:deletion>
        </text:changed-region>
        <text:changed-region xml:id="ct1560578755600" text:id="ct1560578755600">
          <text:deletion>
            <office:change-info>
              <dc:creator>Unbekannter Autor</dc:creator>
              <dc:date>2015-08-13T11:45:00</dc:date>
            </office:change-info>
            <text:p text:style-name="P4">6</text:p>
          </text:deletion>
        </text:changed-region>
        <text:changed-region xml:id="ct1560578757280" text:id="ct1560578757280">
          <text:deletion>
            <office:change-info>
              <dc:creator>Wiebke Oeltjen</dc:creator>
              <dc:date>2016-07-19T12:48:00</dc:date>
            </office:change-info>
            <text:p text:style-name="P4"><text:span text:style-name="T17">5</text:span></text:p>
          </text:deletion>
        </text:changed-region>
        <text:changed-region xml:id="ct1560578756800" text:id="ct1560578756800">
          <text:deletion>
            <office:change-info>
              <dc:creator>Wiebke Oeltjen</dc:creator>
              <dc:date>2017-07-13T17:19:00</dc:date>
            </office:change-info>
            <text:p text:style-name="P4"><text:s/></text:p>
          </text:deletion>
        </text:changed-region>
        <text:changed-region xml:id="ct1560578756080" text:id="ct1560578756080">
          <text:deletion>
            <office:change-info>
              <dc:creator>Unbekannter Autor</dc:creator>
              <dc:date>2020-10-16T16:51:20</dc:date>
            </office:change-info>
            <text:p text:style-name="P4">1</text:p>
          </text:deletion>
        </text:changed-region>
        <text:changed-region xml:id="ct1560578758480" text:id="ct1560578758480">
          <text:insertion>
            <office:change-info>
              <dc:creator>Unbekannter Autor</dc:creator>
              <dc:date>2020-10-16T16:51:20</dc:date>
            </office:change-info>
          </text:insertion>
        </text:changed-region>
        <text:changed-region xml:id="ct1560578759200" text:id="ct1560578759200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1560578758720" text:id="ct1560578758720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560417245568" text:id="ct15604172455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49447120" text:id="ct1560649447120">
          <text:deletion>
            <office:change-info>
              <dc:creator>Wiebke Oeltjen</dc:creator>
              <dc:date>2019-01-24T12:01:00</dc:date>
            </office:change-info>
            <text:p text:style-name="P2"><text:span text:style-name="T18">201</text:span></text:p>
          </text:deletion>
        </text:changed-region>
        <text:changed-region xml:id="ct1560649448080" text:id="ct1560649448080">
          <text:deletion>
            <office:change-info>
              <dc:creator>Unbekannter Autor</dc:creator>
              <dc:date>2016-02-25T17:23:00</dc:date>
            </office:change-info>
            <text:p text:style-name="P2"><text:span text:style-name="T18">5</text:span></text:p>
          </text:deletion>
        </text:changed-region>
        <text:changed-region xml:id="ct1560649447840" text:id="ct1560649447840">
          <text:deletion>
            <office:change-info>
              <dc:creator>Wiebke Oeltjen</dc:creator>
              <dc:date>2017-05-30T17:05:00</dc:date>
            </office:change-info>
            <text:p text:style-name="P2"><text:span text:style-name="T18">6</text:span></text:p>
          </text:deletion>
        </text:changed-region>
        <text:changed-region xml:id="ct1560649446880" text:id="ct1560649446880">
          <text:deletion>
            <office:change-info>
              <dc:creator>Wiebke Oeltjen</dc:creator>
              <dc:date>2019-01-24T12:01:00</dc:date>
            </office:change-info>
            <text:p text:style-name="P2"><text:span text:style-name="T18">.</text:span></text:p>
          </text:deletion>
        </text:changed-region>
        <text:changed-region xml:id="ct1560649447600" text:id="ct1560649447600">
          <text:deletion>
            <office:change-info>
              <dc:creator>Unbekannter Autor</dc:creator>
              <dc:date>2016-01-21T17:29:00</dc:date>
            </office:change-info>
            <text:p text:style-name="P2"><text:span text:style-name="T18">0</text:span></text:p>
          </text:deletion>
        </text:changed-region>
        <text:changed-region xml:id="ct1560649450480" text:id="ct1560649450480">
          <text:deletion>
            <office:change-info>
              <dc:creator>Unbekannter Autor</dc:creator>
              <dc:date>2015-08-13T11:45:00</dc:date>
            </office:change-info>
            <text:p text:style-name="P2"><text:span text:style-name="T18">2</text:span></text:p>
          </text:deletion>
        </text:changed-region>
        <text:changed-region xml:id="ct1560649449040" text:id="ct1560649449040">
          <text:deletion>
            <office:change-info>
              <dc:creator>Wiebke Oeltjen</dc:creator>
              <dc:date>2017-02-02T15:45:00</dc:date>
            </office:change-info>
            <text:p text:style-name="P2"><text:span text:style-name="T18">0</text:span></text:p>
          </text:deletion>
        </text:changed-region>
        <text:changed-region xml:id="ct1560649448320" text:id="ct1560649448320">
          <text:deletion>
            <office:change-info>
              <dc:creator>Wiebke Oeltjen</dc:creator>
              <dc:date>2016-07-19T12:49:00</dc:date>
            </office:change-info>
            <text:p text:style-name="P2"><text:span text:style-name="T18">2</text:span></text:p>
          </text:deletion>
        </text:changed-region>
        <text:changed-region xml:id="ct1560649447360" text:id="ct1560649447360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1560649448560" text:id="ct1560649448560">
          <text:deletion>
            <office:change-info>
              <dc:creator>Unbekannter Autor</dc:creator>
              <dc:date>2020-10-16T16:51:27</dc:date>
            </office:change-info>
            <text:p text:style-name="P2"><text:span text:style-name="T18">19</text:span></text:p>
          </text:deletion>
        </text:changed-region>
        <text:changed-region xml:id="ct1560996233632" text:id="ct1560996233632">
          <text:insertion>
            <office:change-info>
              <dc:creator>Unbekannter Autor</dc:creator>
              <dc:date>2020-10-16T16:51:27</dc:date>
            </office:change-info>
          </text:insertion>
        </text:changed-region>
        <text:changed-region xml:id="ct1560996233872" text:id="ct1560996233872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1560996234832" text:id="ct1560996234832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1560417238608" text:id="ct156041723860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2790000" text:id="ct1560652790000">
          <text:deletion>
            <office:change-info>
              <dc:creator>Wiebke Oeltjen</dc:creator>
              <dc:date>2017-05-11T18:06:00</dc:date>
            </office:change-info>
            <text:p text:style-name="P3">Windows, Unix, Linux, Mac OS X</text:p>
          </text:deletion>
        </text:changed-region>
        <text:changed-region xml:id="ct1560652791680" text:id="ct1560652791680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560417244368" text:id="ct15604172443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652788080" text:id="ct1560652788080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1560652786640" text:id="ct1560652786640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560417249648" text:id="ct156041724964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435842560" text:id="ct1560435842560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1560435843040" text:id="ct1560435843040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560417246528" text:id="ct156041724652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996235072" text:id="ct1560996235072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560417235728" text:id="ct156041723572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28112" text:id="ct1560791228112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560417238848" text:id="ct156041723884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3632" text:id="ct1560791233632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1560417248448" text:id="ct156041724844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29072" text:id="ct1560791229072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560417246768" text:id="ct15604172467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5552" text:id="ct1560791235552">
          <text:deletion>
            <office:change-info>
              <dc:creator>Wiebke Oeltjen</dc:creator>
              <dc:date>2016-07-19T12:49:00</dc:date>
            </office:change-info>
            <text:p text:style-name="P5"><text:span text:style-name="T18">7</text:span></text:p>
          </text:deletion>
        </text:changed-region>
        <text:changed-region xml:id="ct1560791230752" text:id="ct1560791230752">
          <text:deletion>
            <office:change-info>
              <dc:creator>Unbekannter Autor</dc:creator>
              <dc:date>2020-04-16T15:35:34</dc:date>
            </office:change-info>
            <text:p text:style-name="P5"><text:span text:style-name="T18">8</text:span></text:p>
          </text:deletion>
        </text:changed-region>
        <text:changed-region xml:id="ct1560791232672" text:id="ct1560791232672">
          <text:insertion>
            <office:change-info>
              <dc:creator>Unbekannter Autor</dc:creator>
              <dc:date>2020-04-16T15:35:34</dc:date>
            </office:change-info>
          </text:insertion>
        </text:changed-region>
        <text:changed-region xml:id="ct1560417240768" text:id="ct15604172407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28592" text:id="ct1560791228592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1560791231952" text:id="ct156079123195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560791233872" text:id="ct1560791233872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1560791235792" text:id="ct1560791235792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560791230032" text:id="ct1560791230032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560791228832" text:id="ct1560791228832">
          <text:deletion>
            <office:change-info>
              <dc:creator>Wiebke Oeltjen</dc:creator>
              <dc:date>2017-05-12T13:49:00</dc:date>
            </office:change-info>
            <text:p text:style-name="P5"><text:span text:style-name="T19">Apache Ant, </text:span></text:p>
          </text:deletion>
        </text:changed-region>
        <text:changed-region xml:id="ct1560417247008" text:id="ct156041724700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29312" text:id="ct156079122931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791230992" text:id="ct1560791230992">
          <text:deletion>
            <office:change-info>
              <dc:creator>Wiebke Oeltjen</dc:creator>
              <dc:date>2017-05-12T13:49:00</dc:date>
            </office:change-info>
            <text:p text:style-name="P5"><text:span text:style-name="T19">, SVN client </text:span></text:p>
          </text:deletion>
        </text:changed-region>
        <text:changed-region xml:id="ct1560791231472" text:id="ct156079123147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791231712" text:id="ct156079123171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560417248688" text:id="ct156041724868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3392" text:id="ct1560791233392">
          <text:deletion>
            <office:change-info>
              <dc:creator>Wiebke Oeltjen</dc:creator>
              <dc:date>2019-11-11T12:18:50</dc:date>
            </office:change-info>
            <text:p text:style-name="P6"><text:span text:style-name="T20">http://mycore.org/download/</text:span></text:p>
          </text:deletion>
        </text:changed-region>
        <text:changed-region xml:id="ct1560791230272" text:id="ct1560791230272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1560791229552" text:id="ct1560791229552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560791229792" text:id="ct156079122979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417250368" text:id="ct15604172503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4112" text:id="ct1560791234112">
          <text:deletion>
            <office:change-info>
              <dc:creator>Wiebke Oeltjen</dc:creator>
              <dc:date>2019-11-11T12:19:23</dc:date>
            </office:change-info>
            <text:p text:style-name="P6"><text:span text:style-name="T20">http://mycore.de/documentation/getting_started/mir.html</text:span></text:p>
          </text:deletion>
        </text:changed-region>
        <text:changed-region xml:id="ct1560791232192" text:id="ct1560791232192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21">Example</text:span> application:<text:tab/><text:span text:style-name="T9">MIR</text:span><text:span text:style-name="T13">, </text:span><text:span text:style-name="T14">that is the </text:span><text:span text:style-name="T22">M</text:span><text:span text:style-name="T23">ODS</text:span><text:span text:style-name="T22"> Institutional Repository, </text:span>http://mycore.<text:span text:style-name="T15">org</text:span>/<text:span text:style-name="T25">mir</text:span> </text:p>
          </text:deletion>
        </text:changed-region>
        <text:changed-region xml:id="ct1560791230512" text:id="ct1560791230512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1560438675504" text:id="ct156043867550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2912" text:id="ct1560791232912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560438671904" text:id="ct156043867190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4352" text:id="ct1560791234352">
          <text:deletion>
            <office:change-info>
              <dc:creator>Wiebke Oeltjen</dc:creator>
              <dc:date>2017-02-02T16:38:00</dc:date>
            </office:change-info>
            <text:p text:style-name="P8"><text:span text:style-name="T26">handle</text:span></text:p>
          </text:deletion>
        </text:changed-region>
        <text:changed-region xml:id="ct1560791231232" text:id="ct1560791231232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560438672624" text:id="ct156043867262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3152" text:id="ct1560791233152">
          <text:deletion>
            <office:change-info>
              <dc:creator>Wiebke Oeltjen</dc:creator>
              <dc:date>2017-05-12T13:51:00</dc:date>
            </office:change-info>
            <text:p text:style-name="P8"><text:span text:style-name="T24"><text:s/></text:span></text:p>
          </text:deletion>
        </text:changed-region>
        <text:changed-region xml:id="ct1560791235312" text:id="ct1560791235312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560438676224" text:id="ct1560438676224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1560791235072" text:id="ct1560791235072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791232432" text:id="ct1560791232432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560791228352" text:id="ct1560791228352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560416027696" text:id="ct15604160276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416023136" text:id="ct1560416023136">
          <text:insertion>
            <office:change-info>
              <dc:creator>Unbekannter Autor</dc:creator>
              <dc:date>2020-04-16T15:30:15</dc:date>
            </office:change-info>
          </text:insertion>
        </text:changed-region>
        <text:changed-region xml:id="ct1560416030096" text:id="ct15604160300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416022896" text:id="ct1560416022896">
          <text:insertion>
            <office:change-info>
              <dc:creator>Wiebke Oeltjen</dc:creator>
              <dc:date>2017-05-12T14:08:00</dc:date>
            </office:change-info>
          </text:insertion>
        </text:changed-region>
        <text:changed-region xml:id="ct1560416025296" text:id="ct1560416025296">
          <text:deletion>
            <office:change-info>
              <dc:creator>Unbekannter Autor</dc:creator>
              <dc:date>2020-04-16T15:32:52</dc:date>
            </office:change-info>
            <text:p text:style-name="P7"><text:span text:style-name="T43">http://www.mycore.de/applications/list.html</text:span></text:p>
          </text:deletion>
        </text:changed-region>
        <text:changed-region xml:id="ct1560416030336" text:id="ct1560416030336">
          <text:insertion>
            <office:change-info>
              <dc:creator>Unbekannter Autor</dc:creator>
              <dc:date>2020-04-16T15:32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frame draw:style-name="fr1" draw:name="MyCoRe-Logo" text:anchor-type="paragraph" svg:x="12.471cm" svg:y="-0.34cm" svg:width="4.5cm" svg:height="1.06cm" draw:z-index="0"><draw:image xlink:href="Pictures/10000000000000AA000000280AEAF144796FCC26.png" xlink:type="simple" xlink:show="embed" xlink:actuate="onLoad" loext:mime-type="image/png"/><svg:desc>MyCoRe-Logo</svg:desc></draw:frame><text:change-start text:change-id="ct1560438674544"/>MyCoRe data sheet </text:h>
      <text:p text:style-name="P1">MyCoRe:<text:tab/><text:span text:style-name="T7">My</text:span> <text:span text:style-name="T7">Co</text:span>ntent <text:span text:style-name="T7">Re</text:span>pository ['maɪkɔːr]</text:p>
      <text:p text:style-name="P9">License:<text:tab/><text:span text:style-name="T7">Open Source Software</text:span><text:change-end text:change-id="ct1560438674544"/><text:change-start text:change-id="ct1560633704304"/><text:span text:style-name="T11">, </text:span><text:span text:style-name="T39">licensed</text:span><text:span text:style-name="T11"> under </text:span><text:span text:style-name="T12">the </text:span><text:change-end text:change-id="ct1560633704304"/><text:change text:change-id="ct1560633704784"/><text:change-start text:change-id="ct1560633691104"/><text:span text:style-name="T24">GNU General Public License</text:span> (GPL) </text:p>
      <text:p text:style-name="P1">Developers:<text:tab/><text:change-end text:change-id="ct1560633691104"/><text:change-start text:change-id="ct1560659261360"/><text:span text:style-name="T10">The </text:span><text:change-end text:change-id="ct1560659261360"/><text:change-start text:change-id="ct1560633699984"/><text:span text:style-name="T7">MyCoRe Community</text:span></text:p>
      <text:p text:style-name="P1">Website: <text:tab/><text:span text:style-name="T7">http://www.mycore.org</text:span></text:p>
      <text:p text:style-name="P1">Type:<text:tab/>Web application for <text:change-end text:change-id="ct1560633699984"/><text:change text:change-id="ct1560659259680"/><text:change-start text:change-id="ct1560659261600"/><text:span text:style-name="T16">d</text:span><text:change-end text:change-id="ct1560659261600"/><text:change-start text:change-id="ct1560633691344"/>igital <text:change-end text:change-id="ct1560633691344"/><text:change text:change-id="ct1560659262320"/><text:change-start text:change-id="ct1560659257040"/><text:span text:style-name="T16">l</text:span><text:change-end text:change-id="ct1560659257040"/><text:change-start text:change-id="ct1560633692064"/>ibraries, <text:change-end text:change-id="ct1560633692064"/><text:change text:change-id="ct1560659258000"/><text:change-start text:change-id="ct1560659261840"/><text:span text:style-name="T16">c</text:span><text:change-end text:change-id="ct1560659261840"/><text:change-start text:change-id="ct1560633694464"/>ontent <text:change-end text:change-id="ct1560633694464"/><text:change text:change-id="ct1560659258960"/><text:change-start text:change-id="ct1560659264240"/><text:span text:style-name="T16">m</text:span><text:change-end text:change-id="ct1560659264240"/><text:change-start text:change-id="ct1560633694944"/>anagement, <text:line-break/><text:tab/><text:change-end text:change-id="ct1560633694944"/><text:change text:change-id="ct1560659262800"/><text:change-start text:change-id="ct1560659262080"/><text:span text:style-name="T16">d</text:span><text:change-end text:change-id="ct1560659262080"/><text:change-start text:change-id="ct1560633700464"/>ocument <text:change-end text:change-id="ct1560633700464"/><text:change text:change-id="ct1560659262560"/><text:change-start text:change-id="ct1560659260160"/><text:span text:style-name="T16">m</text:span><text:change-end text:change-id="ct1560659260160"/><text:change-start text:change-id="ct1560633701424"/>anagement, <text:change-end text:change-id="ct1560633701424"/><text:change text:change-id="ct1560659259200"/><text:change-start text:change-id="ct1560659258240"/><text:span text:style-name="T16">d</text:span><text:change-end text:change-id="ct1560659258240"/><text:change-start text:change-id="ct1560416024336"/>ocument server, <text:change-end text:change-id="ct1560416024336"/><text:change text:change-id="ct1560659261120"/><text:change-start text:change-id="ct1560659258480"/><text:span text:style-name="T16">p</text:span><text:change-end text:change-id="ct1560659258480"/><text:change-start text:change-id="ct1560417236208"/>ublication server, <text:line-break/><text:tab/><text:change-end text:change-id="ct1560417236208"/><text:change text:change-id="ct1560659264480"/><text:change-start text:change-id="ct1560659258720"/><text:span text:style-name="T15">d</text:span><text:change-end text:change-id="ct1560659258720"/><text:change-start text:change-id="ct1560417239568"/><text:span text:style-name="T15">igital </text:span><text:change-end text:change-id="ct1560417239568"/><text:change text:change-id="ct1560659263040"/><text:change-start text:change-id="ct1560659257760"/><text:span text:style-name="T15">a</text:span><text:change-end text:change-id="ct1560659257760"/><text:change-start text:change-id="ct1560417238368"/>rchiv<text:change-end text:change-id="ct1560417238368"/><text:change-start text:change-id="ct1560659263280"/><text:span text:style-name="T16">ing</text:span><text:change-end text:change-id="ct1560659263280"/><text:change text:change-id="ct1560659263520"/><text:change-start text:change-id="ct1560659263760"/><text:span text:style-name="T16"> solution</text:span><text:change-end text:change-id="ct1560659263760"/><text:change-start text:change-id="ct1560417241728"/>, <text:change-end text:change-id="ct1560417241728"/><text:change text:change-id="ct1560659256800"/><text:change-start text:change-id="ct1560659260400"/><text:span text:style-name="T16">i</text:span><text:change-end text:change-id="ct1560659260400"/><text:change-start text:change-id="ct1560417244608"/>nstitutional <text:change-end text:change-id="ct1560417244608"/><text:change text:change-id="ct1560659257280"/><text:change-start text:change-id="ct1560659257520"/><text:span text:style-name="T16">r</text:span><text:change-end text:change-id="ct1560659257520"/><text:change-start text:change-id="ct1560417245088"/>epositories</text:p>
      <text:p text:style-name="P1">Language:<text:tab/>Language of MyCoRe application is <text:change-end text:change-id="ct1560417245088"/><text:change text:change-id="ct1560659260640"/><text:change-start text:change-id="ct1560659260880"/><text:span text:style-name="T16">configurable</text:span><text:change-end text:change-id="ct1560659260880"/><text:change-start text:change-id="ct1560417235248"/>, documentation is German</text:p>
      <text:p text:style-name="P4">LTS Release:<text:tab/>20<text:change-end text:change-id="ct1560417235248"/><text:change text:change-id="ct1560578758240"/><text:change text:change-id="ct1560578755840"/><text:change text:change-id="ct1560578758000"/><text:change text:change-id="ct1560578757760"/><text:change text:change-id="ct1560578755600"/><text:change text:change-id="ct1560578757280"/><text:change text:change-id="ct1560578756800"/><text:change text:change-id="ct1560578756080"/><text:change-start text:change-id="ct1560578758480"/><text:span text:style-name="T17">20</text:span><text:change-end text:change-id="ct1560578758480"/><text:change-start text:change-id="ct1560578759200"/><text:span text:style-name="T17">.06</text:span><text:change-end text:change-id="ct1560578759200"/><text:change-start text:change-id="ct1560578758720"/><text:span text:style-name="T17"> </text:span><text:change-end text:change-id="ct1560578758720"/><text:change-start text:change-id="ct1560417245568"/>(<text:span text:style-name="T24">long term release</text:span>)</text:p>
      <text:p text:style-name="P2">Version:<text:tab/><text:change-end text:change-id="ct1560417245568"/><text:change text:change-id="ct1560649447120"/><text:change text:change-id="ct1560649448080"/><text:change text:change-id="ct1560649447840"/><text:change text:change-id="ct1560649446880"/><text:change text:change-id="ct1560649447600"/><text:change text:change-id="ct1560649450480"/><text:change text:change-id="ct1560649449040"/><text:change text:change-id="ct1560649448320"/><text:change-start text:change-id="ct1560649447360"/><text:span text:style-name="T18">20</text:span><text:change-end text:change-id="ct1560649447360"/><text:change text:change-id="ct1560649448560"/><text:change-start text:change-id="ct1560996233632"/><text:span text:style-name="T18">20</text:span><text:change-end text:change-id="ct1560996233632"/><text:change-start text:change-id="ct1560996233872"/><text:span text:style-name="T18">.</text:span><text:change-end text:change-id="ct1560996233872"/><text:change-start text:change-id="ct1560996234832"/><text:span text:style-name="T18">06</text:span><text:change-end text:change-id="ct1560996234832"/><text:change-start text:change-id="ct1560417238608"/></text:p>
      <text:p text:style-name="P3">Operating system:<text:tab/><text:change-end text:change-id="ct1560417238608"/><text:change text:change-id="ct1560652790000"/><text:change-start text:change-id="ct1560652791680"/>Linux, Mac OS X, Unix, Windows<text:change-end text:change-id="ct1560652791680"/><text:change-start text:change-id="ct1560417244368"/></text:p>
      <text:p text:style-name="P5">System requirements:<text:tab/>Web <text:change-end text:change-id="ct1560417244368"/><text:change text:change-id="ct1560652788080"/><text:change-start text:change-id="ct1560652786640"/><text:span text:style-name="T16">a</text:span><text:change-end text:change-id="ct1560652786640"/><text:change-start text:change-id="ct1560417249648"/>pplication <text:change-end text:change-id="ct1560417249648"/><text:change text:change-id="ct1560435842560"/><text:change-start text:change-id="ct1560435843040"/><text:span text:style-name="T16">s</text:span><text:change-end text:change-id="ct1560435843040"/><text:change-start text:change-id="ct1560417246528"/>erver: <text:change-end text:change-id="ct1560417246528"/><text:change-start text:change-id="ct1560996235072"/><text:line-break/><text:change-end text:change-id="ct1560996235072"/><text:change-start text:change-id="ct1560417235728"/>Apache Tomcat, Jetty or <text:span text:style-name="T21">comparable web server</text:span><text:change-end text:change-id="ct1560417235728"/><text:change-start text:change-id="ct1560791228112"/><text:span text:style-name="T21">, </text:span>Version 3.1<text:change-end text:change-id="ct1560791228112"/><text:change-start text:change-id="ct1560417238848"/><text:line-break/>Database: <text:span text:style-name="T21">PostgreSQL, </text:span>MySQL, Oracle, IBM DB2, HSQLDB<text:change-end text:change-id="ct1560417238848"/><text:change text:change-id="ct1560791233632"/><text:change-start text:change-id="ct1560417248448"/> or other relational database management system<text:change-end text:change-id="ct1560417248448"/><text:change-start text:change-id="ct1560791229072"/>, <text:span text:style-name="T40">that works with hibernate</text:span><text:change-end text:change-id="ct1560791229072"/><text:change-start text:change-id="ct1560417246768"/><text:line-break/>Java <text:change-end text:change-id="ct1560417246768"/><text:change text:change-id="ct1560791235552"/><text:change text:change-id="ct1560791230752"/><text:change-start text:change-id="ct1560791232672"/><text:span text:style-name="T18">11</text:span><text:change-end text:change-id="ct1560791232672"/><text:change-start text:change-id="ct1560417240768"/> SDK<text:change-end text:change-id="ct1560417240768"/><text:change text:change-id="ct1560791228592"/><text:change-start text:change-id="ct1560791231952"/> <text:change-end text:change-id="ct1560791231952"/><text:change text:change-id="ct1560791233872"/><text:change-start text:change-id="ct1560791235792"/><text:span text:style-name="T19">and for development</text:span><text:change-end text:change-id="ct1560791235792"/><text:change-start text:change-id="ct1560791230032"/><text:span text:style-name="T19">: </text:span><text:change-end text:change-id="ct1560791230032"/><text:change text:change-id="ct1560791228832"/><text:change-start text:change-id="ct1560417247008"/><text:span text:style-name="T19">Maven</text:span><text:change-end text:change-id="ct1560417247008"/><text:change-start text:change-id="ct1560791229312"/><text:span text:style-name="T19"> </text:span><text:change-end text:change-id="ct1560791229312"/><text:change text:change-id="ct1560791230992"/><text:change-start text:change-id="ct1560791231472"/><text:span text:style-name="T19">and Git</text:span><text:change-end text:change-id="ct1560791231472"/><text:change-start text:change-id="ct1560791231712"/><text:line-break/><text:span text:style-name="T41">Solr-Server</text:span><text:change-end text:change-id="ct1560791231712"/><text:change-start text:change-id="ct1560417248688"/></text:p>
      <text:p text:style-name="P6">Download:<text:tab/><text:change-end text:change-id="ct1560417248688"/><text:change text:change-id="ct1560791233392"/><text:change-start text:change-id="ct1560791230272"/>https://www.mycore.de/site/download/<text:change-end text:change-id="ct1560791230272"/><text:change-start text:change-id="ct1560791229552"/><text:span text:style-name="T20"> </text:span><text:change-end text:change-id="ct1560791229552"/><text:change-start text:change-id="ct1560791229792"/><text:span text:style-name="T20">and https://github.com/MyCoRe-Org</text:span><text:change-end text:change-id="ct1560791229792"/><text:change-start text:change-id="ct1560417250368"/><text:span text:style-name="T20"><text:line-break/></text:span><text:change-end text:change-id="ct1560417250368"/><text:change text:change-id="ct1560791234112"/><text:change text:change-id="ct1560791232192"/><text:change-start text:change-id="ct1560791230512"/><text:span text:style-name="T20">https://www.mycore.de/documentation/getting_started/gs_mir_install/</text:span><text:change-end text:change-id="ct1560791230512"/><text:change-start text:change-id="ct1560438675504"/></text:p>
      <text:p text:style-name="P8">Functionality:<text:tab/><text:span text:style-name="T35">The </text:span>MyCoRe <text:span text:style-name="T35">framework</text:span> provides functionality of <text:span text:style-name="T36">information repositories </text:span>and publication servers. Own web applications can be developed with MyCoRe by configurations and adjustments in XML, XSL <text:span text:style-name="T3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4"> An integrated viewing tool is provided for displaying images or high-resolution illustrations. </text:span>Standards are supported for metadata (like <text:span text:style-name="T28">MODS</text:span>) and for classifications (e.g. <text:span text:style-name="T24">Dewey Decimal Classification</text:span><text:span text:style-name="T27"> DDC</text:span>). Metadata models are adaptable and ex<text:change-end text:change-id="ct1560438675504"/><text:change-start text:change-id="ct1560791232912"/><text:span text:style-name="T44">­</text:span><text:change-end text:change-id="ct1560791232912"/><text:change-start text:change-id="ct1560438671904"/>pandable. Persistent identifiers (URN, <text:change-end text:change-id="ct1560438671904"/><text:change text:change-id="ct1560791234352"/><text:change-start text:change-id="ct1560791231232"/><text:span text:style-name="T26">DOI</text:span><text:change-end text:change-id="ct1560791231232"/><text:change-start text:change-id="ct1560438672624"/>) assure permanent access to the data. Interfaces to other systems are supported such as the <text:span text:style-name="T24">Open Archives</text:span><text:change-end text:change-id="ct1560438672624"/><text:change text:change-id="ct1560791233152"/><text:change-start text:change-id="ct1560791235312"/><text:span text:style-name="T24"> </text:span><text:change-end text:change-id="ct1560791235312"/><text:change-start text:change-id="ct1560438676224"/><text:span text:style-name="T24">Initiative Protocol for Metadata Harvesting</text:span> (OAI-PMH), the <text:span text:style-name="T24">Simple Web-service Offering Repository Deposit</text:span> (SWORD), <text:span text:style-name="T26">REST</text:span> or search engine robots. Access to MyCoRe applications can be controlled by user and rights management <text:span text:style-name="T37">with LDAP or shibboleth. </text:span><text:span text:style-name="T24">Access Control Lists</text:span> (ACL)<text:span text:style-name="T37"> </text:span>specif<text:span text:style-name="T37">y </text:span>what operations are allowed to be performed on <text:span text:style-name="T38">metadata or </text:span>objects.<text:change-end text:change-id="ct1560438676224"/><text:change-start text:change-id="ct1560791235072"/></text:p>
      <text:p text:style-name="P7"><text:span text:style-name="T42">A</text:span>pplication:<text:tab/><text:span text:style-name="T9">MIR</text:span><text:span text:style-name="T13">, </text:span><text:span text:style-name="T14">the </text:span><text:span text:style-name="T22">M</text:span><text:span text:style-name="T23">ODS</text:span><text:span text:style-name="T22"> Institutional Repository </text:span><text:span text:style-name="T31">is based on the</text:span><text:span text:style-name="T29"> MyCoRe </text:span><text:span text:style-name="T31">f</text:span><text:span text:style-name="T29">rame</text:span><text:span text:style-name="T31">­</text:span><text:span text:style-name="T29">work. </text:span><text:span text:style-name="T31">This </text:span><text:change-end text:change-id="ct1560791235072"/><text:change-start text:change-id="ct1560791232432"/><text:span text:style-name="T31">out-of-the-box software solution </text:span><text:change-end text:change-id="ct1560791232432"/><text:change-start text:change-id="ct1560791228352"/><text:span text:style-name="T31">is </text:span><text:change-end text:change-id="ct1560791228352"/><text:change-start text:change-id="ct1560416027696"/><text:span text:style-name="T31">ready for installation and use.</text:span><text:span text:style-name="T29"> </text:span><text:span text:style-name="T32">Test the demo </text:span><text:span text:style-name="T31">version</text:span><text:span text:style-name="T30">:</text:span><text:span text:style-name="T22"> </text:span><text:span text:style-name="T43">http</text:span><text:change-end text:change-id="ct1560416027696"/><text:change-start text:change-id="ct1560416023136"/><text:span text:style-name="T43">s</text:span><text:change-end text:change-id="ct1560416023136"/><text:change-start text:change-id="ct1560416030096"/><text:span text:style-name="T43">://mycore.org/mir</text:span><text:change-end text:change-id="ct1560416030096"/><text:change-start text:change-id="ct1560416022896"/><text:span text:style-name="T43"><text:line-break/>For more sample applications, see </text:span><text:change-end text:change-id="ct1560416022896"/><text:change text:change-id="ct1560416025296"/><text:change-start text:change-id="ct1560416030336"/><text:span text:style-name="T43">https://www.mycore.de/site/applications/list/</text:span><text:change-end text:change-id="ct1560416030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45b0d0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560633693024" text:id="ct1560633693024">
            <text:format-change>
              <office:change-info>
                <dc:creator>Unbekannter Autor</dc:creator>
                <dc:date>2020-10-16T17:10:49</dc:date>
              </office:change-info>
            </text:format-change>
          </text:changed-region>
          <text:changed-region xml:id="ct1560643845888" text:id="ct1560643845888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560633690624" text:id="ct1560633690624">
            <text:format-change>
              <office:change-info>
                <dc:creator>Unbekannter Autor</dc:creator>
                <dc:date>2020-10-16T17:10:49</dc:date>
              </office:change-info>
            </text:format-change>
          </text:changed-region>
          <text:changed-region xml:id="ct1560643846128" text:id="ct1560643846128">
            <text:deletion>
              <office:change-info>
                <dc:creator>Unbekannter Autor</dc:creator>
                <dc:date>2016-01-21T17:30:00</dc:date>
              </office:change-info>
              <text:p text:style-name="MP1"><text:span text:style-name="MT4">5</text:span></text:p>
            </text:deletion>
          </text:changed-region>
          <text:changed-region xml:id="ct1560643853088" text:id="ct1560643853088">
            <text:deletion>
              <office:change-info>
                <dc:creator>Wiebke Oeltjen</dc:creator>
                <dc:date>2017-02-02T15:45:00</dc:date>
              </office:change-info>
              <text:p text:style-name="MP1"><text:span text:style-name="MT5">6</text:span></text:p>
            </text:deletion>
          </text:changed-region>
          <text:changed-region xml:id="ct1560643849008" text:id="ct1560643849008">
            <text:deletion>
              <office:change-info>
                <dc:creator>Wiebke Oeltjen</dc:creator>
                <dc:date>2020-01-08T16:53:52</dc:date>
              </office:change-info>
              <text:p text:style-name="MP1"><text:span text:style-name="MT5">1</text:span></text:p>
            </text:deletion>
          </text:changed-region>
          <text:changed-region xml:id="ct1560643850688" text:id="ct1560643850688">
            <text:insertion>
              <office:change-info>
                <dc:creator>Wiebke Oeltjen</dc:creator>
                <dc:date>2020-01-08T16:53:53</dc:date>
              </office:change-info>
            </text:insertion>
          </text:changed-region>
        </text:tracked-changes>
        <text:p text:style-name="MP1"><text:change-start text:change-id="ct1560633693024"/><text:tab/><text:span text:style-name="MT1">MyCoRe data sheet </text:span><text:span text:style-name="MT2">©</text:span><text:span text:style-name="MT1"> MyCoRe</text:span><text:change-end text:change-id="ct1560633693024"/><text:change-start text:change-id="ct1560643845888"/><text:span text:style-name="MT1"> </text:span><text:span text:style-name="MT3">®</text:span><text:change-end text:change-id="ct1560643845888"/><text:change-start text:change-id="ct1560633690624"/><text:span text:style-name="MT1">, 20</text:span><text:change-end text:change-id="ct1560633690624"/><text:change text:change-id="ct1560643846128"/><text:change text:change-id="ct1560643853088"/><text:change text:change-id="ct1560643849008"/><text:change-start text:change-id="ct1560643850688"/><text:span text:style-name="MT6">20</text:span><text:change-end text:change-id="ct15606438506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10-16T17:10:58.314000000</dc:date>
    <meta:editing-duration>PT21H50M49S</meta:editing-duration>
    <meta:editing-cycles>97</meta:editing-cycles>
    <meta:generator>LibreOffice/6.2.8.2$Windows_X86_64 LibreOffice_project/f82ddfca21ebc1e222a662a32b25c0c9d20169ee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62" meta:character-count="2795" meta:non-whitespace-character-count="2437"/>
    <meta:user-defined meta:name="Info 1"/>
    <meta:user-defined meta:name="Info 2"/>
    <meta:user-defined meta:name="Info 3"/>
    <meta:user-defined meta:name="Info 4"/>
  </office:meta>
</office:document-meta>
</file>